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none" fo:font-weight="normal" officeooo:rsid="0053b96d" officeooo:paragraph-rsid="0056797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none" fo:font-weight="normal" officeooo:rsid="00589226" officeooo:paragraph-rsid="0056ce7d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61bbba" officeooo:paragraph-rsid="0061bbba" style:font-size-asian="14.6999998092651pt" style:font-weight-asian="bold" style:font-size-complex="16.799999237060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normal" officeooo:rsid="006617f2" officeooo:paragraph-rsid="006617f2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6ce7d" officeooo:paragraph-rsid="0056ce7d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b2a9d" officeooo:paragraph-rsid="0061bbba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solid" style:text-underline-width="auto" style:text-underline-color="font-color" fo:font-weight="bold" officeooo:rsid="0027c938" officeooo:paragraph-rsid="006bf001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solid" style:text-underline-width="auto" style:text-underline-color="font-color" fo:font-weight="bold" officeooo:rsid="0027c938" officeooo:paragraph-rsid="007a428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none" fo:font-weight="normal" officeooo:rsid="0062efc9" officeooo:paragraph-rsid="0061bbb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none" fo:font-weight="normal" officeooo:rsid="0062efc9" officeooo:paragraph-rsid="007a428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none" fo:font-weight="normal" officeooo:rsid="0070630c" officeooo:paragraph-rsid="0070630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none" fo:font-weight="normal" officeooo:rsid="0070630c" officeooo:paragraph-rsid="007a4285" style:font-size-asian="11pt" style:font-weight-asian="normal" style:font-size-complex="11pt" style:font-weight-complex="normal"/>
    </style:style>
    <style:style style:name="T1" style:family="text">
      <style:text-properties fo:color="#3465a4" loext:opacity="100%" style:font-name="Calibri"/>
    </style:style>
    <style:style style:name="T2" style:family="text">
      <style:text-properties fo:color="#3465a4" loext:opacity="100%" style:font-name="Calibri" officeooo:rsid="0053b96d"/>
    </style:style>
    <style:style style:name="T3" style:family="text">
      <style:text-properties fo:color="#3465a4" loext:opacity="100%" style:font-name="Calibri" officeooo:rsid="00579b24"/>
    </style:style>
    <style:style style:name="T4" style:family="text">
      <style:text-properties fo:color="#3465a4" loext:opacity="100%" style:font-name="Calibri" officeooo:rsid="00589226"/>
    </style:style>
    <style:style style:name="T5" style:family="text">
      <style:text-properties fo:color="#3465a4" loext:opacity="100%" style:font-name="Calibri" officeooo:rsid="005c36f8"/>
    </style:style>
    <style:style style:name="T6" style:family="text">
      <style:text-properties fo:color="#3465a4" loext:opacity="100%" style:font-name="Calibri" officeooo:rsid="005ca3c1"/>
    </style:style>
    <style:style style:name="T7" style:family="text">
      <style:text-properties fo:color="#3465a4" loext:opacity="100%" style:font-name="Calibri" officeooo:rsid="005d93e9"/>
    </style:style>
    <style:style style:name="T8" style:family="text">
      <style:text-properties fo:color="#3465a4" loext:opacity="100%" style:font-name="Calibri" officeooo:rsid="00600b8b"/>
    </style:style>
    <style:style style:name="T9" style:family="text">
      <style:text-properties fo:color="#3465a4" loext:opacity="100%" style:font-name="Calibri" officeooo:rsid="0060851f"/>
    </style:style>
    <style:style style:name="T10" style:family="text">
      <style:text-properties fo:color="#3465a4" loext:opacity="100%" style:font-name="Calibri" officeooo:rsid="0061bbba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61bbba" style:font-weight-asian="bold" style:font-weight-complex="bold"/>
    </style:style>
    <style:style style:name="T12" style:family="text">
      <style:text-properties fo:color="#3465a4" loext:opacity="100%" style:font-name="Calibri" officeooo:rsid="0062efc9"/>
    </style:style>
    <style:style style:name="T13" style:family="text">
      <style:text-properties fo:color="#3465a4" loext:opacity="100%" style:font-name="Calibri" officeooo:rsid="0068f065"/>
    </style:style>
    <style:style style:name="T14" style:family="text">
      <style:text-properties fo:color="#3465a4" loext:opacity="100%" style:font-name="Calibri" officeooo:rsid="006b559e"/>
    </style:style>
    <style:style style:name="T15" style:family="text">
      <style:text-properties officeooo:rsid="006bf001"/>
    </style:style>
    <style:style style:name="T16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17" style:family="text">
      <style:text-properties officeooo:rsid="0062efc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Activité <text:s/></text:span><text:span text:style-name="T15">2 </text:span><text:span text:style-name="T17">:</text:span></text:p>
      <text:p text:style-name="P10">L'eau douce est une eau dont la salinité faible permet la consommation. C'est l'eau des rivières, des lacs, de pluie, des glaciers, ... par opposition à l'eau de mer. C'est un critère de potabilité essentiel car enlever le sel de l'eau est difficile.</text:p>
      <text:p text:style-name="P10"/>
      <text:p text:style-name="P10">Seulement environ 3 % de l'eau sur terre est douce. </text:p>
      <text:p text:style-name="P10">Le volume approximatif de l'eau de la Terre (toutes les réserves d'eau du monde) est de 1 360 000 000 km³.</text:p>
      <text:p text:style-name="P10"/>
      <text:p text:style-name="P10"><text:s text:c="4"/>• 97,2 % se trouvent dans les océans;</text:p>
      <text:p text:style-name="P10"><text:s text:c="4"/>• 1,8 % se trouvent dans les glaciers.</text:p>
      <text:p text:style-name="P10"><text:s text:c="4"/>• 0,9% sont des eaux souterraines ; </text:p>
      <text:p text:style-name="P10"><text:s text:c="4"/>• 0,02% sous forme d'eau douce dans les lacs, les mers intérieures et les fleuves ; </text:p>
      <text:p text:style-name="P10"><text:s text:c="4"/>• l'équivalent de 0,001 % d'eau liquide sous forme de vapeur d'eau atmosphérique à un moment donné</text:p>
      <text:p text:style-name="P10"/>
      <text:p text:style-name="P12">Pour connaître la quantité d'eau douce sur Terre, il faut multiplier la quantité d'eau sur Terre par le pourcentage d'eau douce : <draw:frame draw:style-name="fr1" draw:name="Objet1" text:anchor-type="as-char" svg:y="-0.619cm" svg:width="7.08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9"><text:span text:style-name="T17">Activité <text:s/></text:span><text:span text:style-name="T15">2 </text:span><text:span text:style-name="T17">:</text:span></text:p>
      <text:p text:style-name="P11">L'eau douce est une eau dont la salinité faible permet la consommation. C'est l'eau des rivières, des lacs, de pluie, des glaciers, ... par opposition à l'eau de mer. C'est un critère de potabilité essentiel car enlever le sel de l'eau est difficile.</text:p>
      <text:p text:style-name="P11"/>
      <text:p text:style-name="P11">Seulement environ 3 % de l'eau sur terre est douce. </text:p>
      <text:p text:style-name="P11">Le volume approximatif de l'eau de la Terre (toutes les réserves d'eau du monde) est de 1 360 000 000 km³.</text:p>
      <text:p text:style-name="P11"/>
      <text:p text:style-name="P11"><text:s text:c="4"/>• 97,2 % se trouvent dans les océans;</text:p>
      <text:p text:style-name="P11"><text:s text:c="4"/>• 1,8 % se trouvent dans les glaciers.</text:p>
      <text:p text:style-name="P11"><text:s text:c="4"/>• 0,9% sont des eaux souterraines ; </text:p>
      <text:p text:style-name="P11"><text:s text:c="4"/>• 0,02% sous forme d'eau douce dans les lacs, les mers intérieures et les fleuves ; </text:p>
      <text:p text:style-name="P11"><text:s text:c="4"/>• l'équivalent de 0,001 % d'eau liquide sous forme de vapeur d'eau atmosphérique à un moment donné</text:p>
      <text:p text:style-name="P11"/>
      <text:p text:style-name="P13">Pour connaître la quantité d'eau douce sur Terre, il faut multiplier la quantité d'eau sur Terre par le pourcentage d'eau douce : <draw:frame draw:style-name="fr1" draw:name="Objet2" text:anchor-type="as-char" svg:y="-0.619cm" svg:width="7.089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3"/>
      <text:p text:style-name="P13"/>
      <text:p text:style-name="P13"/>
      <text:p text:style-name="P9"><text:span text:style-name="T17">Activité <text:s/></text:span><text:span text:style-name="T15">2 </text:span><text:span text:style-name="T17">:</text:span></text:p>
      <text:p text:style-name="P11">L'eau douce est une eau dont la salinité faible permet la consommation. C'est l'eau des rivières, des lacs, de pluie, des glaciers, ... par opposition à l'eau de mer. C'est un critère de potabilité essentiel car enlever le sel de l'eau est difficile.</text:p>
      <text:p text:style-name="P11"/>
      <text:p text:style-name="P11">Seulement environ 3 % de l'eau sur terre est douce. </text:p>
      <text:p text:style-name="P11">Le volume approximatif de l'eau de la Terre (toutes les réserves d'eau du monde) est de 1 360 000 000 km³.</text:p>
      <text:p text:style-name="P11"/>
      <text:p text:style-name="P11"><text:s text:c="4"/>• 97,2 % se trouvent dans les océans;</text:p>
      <text:p text:style-name="P11"><text:s text:c="4"/>• 1,8 % se trouvent dans les glaciers.</text:p>
      <text:p text:style-name="P11"><text:s text:c="4"/>• 0,9% sont des eaux souterraines ; </text:p>
      <text:p text:style-name="P11"><text:s text:c="4"/>• 0,02% sous forme d'eau douce dans les lacs, les mers intérieures et les fleuves ; </text:p>
      <text:p text:style-name="P11"><text:s text:c="4"/>• l'équivalent de 0,001 % d'eau liquide sous forme de vapeur d'eau atmosphérique à un moment donné</text:p>
      <text:p text:style-name="P11"/>
      <text:p text:style-name="P13">Pour connaître la quantité d'eau douce sur Terre, il faut multiplier la quantité d'eau sur Terre par le pourcentage d'eau douce : <draw:frame draw:style-name="fr1" draw:name="Objet3" text:anchor-type="as-char" svg:y="-0.619cm" svg:width="7.089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2M19S</meta:editing-duration>
    <meta:editing-cycles>29</meta:editing-cycles>
    <meta:generator>LibreOffice/7.0.4.2$Linux_X86_64 LibreOffice_project/00$Build-2</meta:generator>
    <meta:creation-date>2021-01-14T20:45:07.896644852</meta:creation-date>
    <meta:initial-creator>J Cercy</meta:initial-creator>
    <dc:date>2021-02-04T16:42:51.913486677</dc:date>
    <dc:creator>J Cercy</dc:creator>
    <meta:document-statistic meta:table-count="0" meta:image-count="0" meta:object-count="3" meta:page-count="1" meta:paragraph-count="30" meta:word-count="471" meta:character-count="2592" meta:non-whitespace-character-count="2082"/>
    <meta:template xlink:type="simple" xlink:actuate="onRequest" xlink:title="trace_ecrite_de_cours" xlink:href="../../../../../../../mes_ressources/document%20type/trace_ecrite_de_cours.ott" meta:date="2021-01-14T20:45:06.276168237"/>
  </office:meta>
</office:document-meta>
</file>

<file path=Object 1/content.xml><?xml version="1.0" encoding="utf-8"?>
<math xmlns="http://www.w3.org/1998/Math/MathML" display="block">
  <semantics>
    <mrow>
      <mn>1</mn>
      <mn>360</mn>
      <mn>000</mn>
      <mn>000</mn>
      <mi mathvariant="italic">km</mi>
      <mn>³</mn>
      <mi>x</mi>
      <mrow>
        <mfrac>
          <mn>3</mn>
          <mn>100</mn>
        </mfrac>
        <mo stretchy="false">=</mo>
        <mn>40</mn>
      </mrow>
      <mn>800</mn>
      <mn>000</mn>
      <msup>
        <mi mathvariant="italic">km</mi>
        <mn>3</mn>
      </msup>
    </mrow>
    <annotation encoding="StarMath 5.0">1 360 000 000 km³  x 3 over 100 = 40 800 000 km^3</annotation>
  </semantics>
</math>
</file>

<file path=Object 2/content.xml><?xml version="1.0" encoding="utf-8"?>
<math xmlns="http://www.w3.org/1998/Math/MathML" display="block">
  <semantics>
    <mrow>
      <mn>1</mn>
      <mn>360</mn>
      <mn>000</mn>
      <mn>000</mn>
      <mi mathvariant="italic">km</mi>
      <mn>³</mn>
      <mi>x</mi>
      <mrow>
        <mfrac>
          <mn>3</mn>
          <mn>100</mn>
        </mfrac>
        <mo stretchy="false">=</mo>
        <mn>40</mn>
      </mrow>
      <mn>800</mn>
      <mn>000</mn>
      <msup>
        <mi mathvariant="italic">km</mi>
        <mn>3</mn>
      </msup>
    </mrow>
    <annotation encoding="StarMath 5.0">1 360 000 000 km³  x 3 over 100 = 40 800 000 km^3</annotation>
  </semantics>
</math>
</file>

<file path=Object 3/content.xml><?xml version="1.0" encoding="utf-8"?>
<math xmlns="http://www.w3.org/1998/Math/MathML" display="block">
  <semantics>
    <mrow>
      <mn>1</mn>
      <mn>360</mn>
      <mn>000</mn>
      <mn>000</mn>
      <mi mathvariant="italic">km</mi>
      <mn>³</mn>
      <mi>x</mi>
      <mrow>
        <mfrac>
          <mn>3</mn>
          <mn>100</mn>
        </mfrac>
        <mo stretchy="false">=</mo>
        <mn>40</mn>
      </mrow>
      <mn>800</mn>
      <mn>000</mn>
      <msup>
        <mi mathvariant="italic">km</mi>
        <mn>3</mn>
      </msup>
    </mrow>
    <annotation encoding="StarMath 5.0">1 360 000 000 km³  x 3 over 100 = 40 800 000 km^3</annotation>
  </semantics>
</math>
</file>